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52472" officeooo:paragraph-rsid="00352472"/>
    </style:style>
    <style:style style:name="P3" style:family="paragraph" style:parent-style-name="Text_20_body">
      <style:text-properties officeooo:rsid="00352472" officeooo:paragraph-rsid="0037a997"/>
    </style:style>
    <style:style style:name="P4" style:family="paragraph" style:parent-style-name="Text_20_body">
      <style:text-properties officeooo:rsid="00352472" officeooo:paragraph-rsid="00352472"/>
    </style:style>
    <style:style style:name="P5" style:family="paragraph" style:parent-style-name="Text_20_body">
      <style:text-properties officeooo:rsid="00352472" officeooo:paragraph-rsid="0038740f"/>
    </style:style>
    <style:style style:name="P6" style:family="paragraph" style:parent-style-name="Text_20_body">
      <style:text-properties officeooo:rsid="00352472" officeooo:paragraph-rsid="0038947d"/>
    </style:style>
    <style:style style:name="P7" style:family="paragraph" style:parent-style-name="Text_20_body">
      <style:text-properties officeooo:paragraph-rsid="00352472"/>
    </style:style>
    <style:style style:name="P8" style:family="paragraph" style:parent-style-name="Heading_20_1" style:master-page-name="Right_20_Page">
      <style:paragraph-properties style:page-number="auto"/>
      <style:text-properties officeooo:rsid="00352472" officeooo:paragraph-rsid="00352472"/>
    </style:style>
    <style:style style:name="P9" style:family="paragraph" style:parent-style-name="Heading_20_3">
      <style:text-properties officeooo:paragraph-rsid="0037a997"/>
    </style:style>
    <style:style style:name="P10" style:family="paragraph" style:parent-style-name="Heading_20_3">
      <style:paragraph-properties fo:break-before="page"/>
      <style:text-properties officeooo:rsid="00352472" officeooo:paragraph-rsid="00352472"/>
    </style:style>
    <style:style style:name="T1" style:family="text">
      <style:text-properties officeooo:rsid="00325325"/>
    </style:style>
    <style:style style:name="T2" style:family="text">
      <style:text-properties officeooo:rsid="003380b8"/>
    </style:style>
    <style:style style:name="T3" style:family="text">
      <style:text-properties officeooo:rsid="00352472"/>
    </style:style>
    <style:style style:name="T4" style:family="text">
      <style:text-properties officeooo:rsid="0035b745"/>
    </style:style>
    <style:style style:name="T5" style:family="text">
      <style:text-properties officeooo:rsid="00379931"/>
    </style:style>
    <style:style style:name="T6" style:family="text">
      <style:text-properties officeooo:rsid="0037a997"/>
    </style:style>
    <style:style style:name="T7" style:family="text">
      <style:text-properties officeooo:rsid="003874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Bright</text:h>
      <text:h text:style-name="Heading_20_2" text:outline-level="2">(<text:span text:style-name="T3">Echosmith</text:span>)</text:h>
      <text:p text:style-name="Text_20_body">Time Signature: <text:span text:style-name="T1">4/4</text:span></text:p>
      <text:p text:style-name="Text_20_body">Chords: <text:span text:style-name="T3">A, C, D, Em, G</text:span></text:p>
      <text:p text:style-name="Text_20_body">Tempo: <text:span text:style-name="T2">100-120</text:span> BPM</text:p>
      <text:p text:style-name="P1"/>
      <text:h text:style-name="P10" text:outline-level="3">[INTRO]</text:h>
      <text:p text:style-name="P2">G C </text:p>
      <text:h text:style-name="Heading_20_3" text:outline-level="3">[VERSE 1]</text:h>
      <text:p text:style-name="P2">G <text:s text:c="29"/></text:p>
      <text:p text:style-name="P2">I think the universe is on my side</text:p>
      <text:p text:style-name="P2">Em </text:p>
      <text:p text:style-name="P2">Heaven and Earth have finally aligned</text:p>
      <text:p text:style-name="P2">C <text:s text:c="13"/><text:span text:style-name="T4">D7</text:span></text:p>
      <text:p text:style-name="P2">Days are good </text:p>
      <text:p text:style-name="P2"><text:s text:c="29"/>G <text:s text:c="2"/>C <text:s text:c="2"/><text:span text:style-name="T5">G</text:span> </text:p>
      <text:p text:style-name="P2">and thats they way it should be</text:p>
      <text:p text:style-name="P2">G <text:s text:c="40"/></text:p>
      <text:p text:style-name="P2">You sprinkle stardust on my pillow case</text:p>
      <text:p text:style-name="P2">Em </text:p>
      <text:p text:style-name="P2">It's like a moon<text:span text:style-name="T5">beam</text:span> brushed across my face</text:p>
      <text:p text:style-name="P2">C <text:s text:c="15"/><text:span text:style-name="T4">D7</text:span></text:p>
      <text:p text:style-name="P2">Nights are good </text:p>
      <text:p text:style-name="P2"><text:s text:c="28"/>G <text:s text:c="2"/>C <text:s text:c="2"/><text:span text:style-name="T5">G</text:span></text:p>
      <text:p text:style-name="P2">and thats the way it should be</text:p>
      <text:h text:style-name="Heading_20_3" text:outline-level="3">[CHORUS]</text:h>
      <text:p text:style-name="P2"><text:span text:style-name="T5">G</text:span> <text:s text:c="15"/>Em <text:s text:c="10"/>C <text:s text:c="3"/></text:p>
      <text:p text:style-name="P2">You make me sing ooohhh la la laaa</text:p>
      <text:p text:style-name="P2"><text:s text:c="19"/>Em </text:p>
      <text:p text:style-name="P2">You make a girl go oohhh oohhh</text:p>
      <text:p text:style-name="P2"><text:s text:c="7"/>C <text:s text:c="4"/>D<text:span text:style-name="T6">7</text:span></text:p>
      <text:p text:style-name="P2">I'm in love, love</text:p>
      <text:p text:style-name="P6">C <text:s text:c="6"/>G <text:s text:c="16"/>Em <text:s text:c="2"/><text:span text:style-name="T7">D7</text:span></text:p>
      <text:p text:style-name="P6">Did you see that shooting star tonight?</text:p>
      <text:p text:style-name="P6"><text:span text:style-name="T6">C</text:span> <text:s text:c="7"/>G <text:s text:c="13"/>Em <text:s text:c="9"/><text:span text:style-name="T7">D7</text:span></text:p>
      <text:p text:style-name="P6">Were you dazzled by the same constellation?</text:p>
      <text:p text:style-name="P2">C <text:s text:c="10"/>G <text:s text:c="9"/>Em <text:s text:c="6"/><text:span text:style-name="T6">G</text:span></text:p>
      <text:p text:style-name="P2">Did you and Jupiter conspire to get me?</text:p>
      <text:p text:style-name="P2">C <text:s text:c="23"/></text:p>
      <text:p text:style-name="P2">I think you and the Moon </text:p>
      <text:p text:style-name="P2"><text:s text:c="4"/>Em </text:p>
      <text:p text:style-name="P2">and Neptune got it right</text:p>
      <text:p text:style-name="P3"><text:s text:c="15"/>D<text:span text:style-name="T6">7</text:span> <text:s text:c="5"/><text:span text:style-name="T6">G</text:span> <text:s text:c="9"/>Em</text:p>
      <text:p text:style-name="P3">'Cause now I'm shining bright, so bright</text:p>
      <text:p text:style-name="P2">G <text:s text:c="9"/>Em </text:p>
      <text:p text:style-name="P2">Bright, so bright</text:p>
      <text:h text:style-name="Heading_20_3" text:outline-level="3"><text:soft-page-break/>[VERSE 2]</text:h>
      <text:p text:style-name="P2">G <text:s text:c="36"/></text:p>
      <text:p text:style-name="P2">And I see colors in a different way</text:p>
      <text:p text:style-name="P2">Em </text:p>
      <text:p text:style-name="P2">You make what doesn't matter fade to grey</text:p>
      <text:p text:style-name="P2">C <text:s text:c="12"/><text:span text:style-name="T6">D7</text:span></text:p>
      <text:p text:style-name="P3">Life is good</text:p>
      <text:p text:style-name="P3"><text:s text:c="29"/><text:span text:style-name="T6">G <text:s text:c="2"/>C <text:s text:c="2"/>G</text:span></text:p>
      <text:p text:style-name="P3">and that's the way it should be</text:p>
      <text:h text:style-name="P9" text:outline-level="3">[CHORUS]</text:h>
      <text:p text:style-name="P3"><text:span text:style-name="T5">G</text:span> <text:s text:c="15"/>Em <text:s text:c="10"/>C <text:s text:c="3"/></text:p>
      <text:p text:style-name="P3">You make me sing ooohhh la la laaa</text:p>
      <text:p text:style-name="P3"><text:span text:style-name="T7">G</text:span> <text:s text:c="17"/>Em </text:p>
      <text:p text:style-name="P3">You make a girl go oohhh oohhh</text:p>
      <text:p text:style-name="P3"><text:s text:c="7"/>C <text:s text:c="4"/>D<text:span text:style-name="T6">7</text:span></text:p>
      <text:p text:style-name="P3">I'm in love, love</text:p>
      <text:p text:style-name="P3">C <text:s text:c="6"/>G <text:s text:c="16"/>Em <text:s text:c="2"/><text:span text:style-name="T7">D7</text:span></text:p>
      <text:p text:style-name="P3">Did you see that shooting star tonight?</text:p>
      <text:p text:style-name="P3"><text:span text:style-name="T6">C</text:span> <text:s text:c="7"/>G <text:s text:c="13"/>Em <text:s text:c="9"/><text:span text:style-name="T7">D7</text:span></text:p>
      <text:p text:style-name="P3">Were you dazzled by the same constellation?</text:p>
      <text:p text:style-name="P3">C <text:s text:c="10"/>G <text:s text:c="9"/>Em <text:s text:c="6"/><text:span text:style-name="T6">G</text:span></text:p>
      <text:p text:style-name="P3">Did you and Jupiter conspire to get me?</text:p>
      <text:p text:style-name="P3">C <text:s text:c="23"/></text:p>
      <text:p text:style-name="P3">I think you and the Moon </text:p>
      <text:p text:style-name="P3"><text:s text:c="4"/>Em <text:s text:c="12"/><text:span text:style-name="T7">G</text:span></text:p>
      <text:p text:style-name="P3">and Neptune got it right</text:p>
      <text:p text:style-name="P3"><text:s text:c="15"/>D<text:span text:style-name="T6">7</text:span> <text:s text:c="5"/><text:span text:style-name="T6">G</text:span> <text:s text:c="9"/>Em</text:p>
      <text:p text:style-name="P3">'Cause now I'm shining bright, so bright</text:p>
      <text:p text:style-name="P3">G <text:s text:c="9"/>Em </text:p>
      <text:p text:style-name="P3"><text:span text:style-name="T3">Bright, so bright</text:span></text:p>
      <text:p text:style-name="P7"><text:span text:style-name="T7">G <text:s text:c="21"/>Em</text:span></text:p>
      <text:p text:style-name="P2">And I get lost in your ey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9" text:outline-level="3"><text:soft-page-break/>[<text:span text:style-name="T7">OUTRO</text:span>]</text:h>
      <text:p text:style-name="P5">C <text:s text:c="6"/>G <text:s text:c="16"/>Em <text:s text:c="2"/><text:span text:style-name="T7">D7</text:span></text:p>
      <text:p text:style-name="P5">Did you see that shooting star tonight?</text:p>
      <text:p text:style-name="P5"><text:span text:style-name="T6">C</text:span> <text:s text:c="7"/>G <text:s text:c="13"/>Em <text:s text:c="9"/><text:span text:style-name="T7">D7</text:span></text:p>
      <text:p text:style-name="P5">Were you dazzled by the same constellation?</text:p>
      <text:p text:style-name="P3">C <text:s text:c="10"/>G <text:s text:c="9"/>Em <text:s text:c="6"/><text:span text:style-name="T6">G</text:span></text:p>
      <text:p text:style-name="P3">Did you and Jupiter conspire to get me?</text:p>
      <text:p text:style-name="P3">C <text:s text:c="23"/></text:p>
      <text:p text:style-name="P3">I think you and the Moon </text:p>
      <text:p text:style-name="P3"><text:s text:c="4"/>Em <text:s text:c="12"/><text:span text:style-name="T7">G</text:span></text:p>
      <text:p text:style-name="P3">and Neptune got it right</text:p>
      <text:p text:style-name="P5">C <text:s text:c="23"/></text:p>
      <text:p text:style-name="P5">I think you and the Moon </text:p>
      <text:p text:style-name="P5"><text:s text:c="4"/>Em <text:s text:c="12"/><text:span text:style-name="T7">G</text:span></text:p>
      <text:p text:style-name="P5">and Neptune got it right</text:p>
      <text:p text:style-name="P5">C <text:s text:c="23"/></text:p>
      <text:p text:style-name="P5">I think you and the Moon </text:p>
      <text:p text:style-name="P5"><text:s text:c="4"/>Em </text:p>
      <text:p text:style-name="P5">and Neptune got it right</text:p>
      <text:p text:style-name="P3"><text:s text:c="15"/>D<text:span text:style-name="T6">7</text:span> <text:s text:c="5"/><text:span text:style-name="T6">G</text:span> <text:s text:c="9"/>Em</text:p>
      <text:p text:style-name="P3">'Cause now I'm shining bright, so bright</text:p>
      <text:p text:style-name="P3">G <text:s text:c="9"/>Em </text:p>
      <text:p text:style-name="P3"><text:span text:style-name="T3">Bright, so bright</text:span></text:p>
      <text:p text:style-name="P2">G <text:s text:c="14"/>Em</text:p>
      <text:p text:style-name="P2">Bright, so bright</text:p>
      <text:p text:style-name="P2"><text:s text:c="10"/>G <text:s text:c="11"/>Em <text:span text:style-name="T7">C </text:span><text:s/>G</text:p>
      <text:p text:style-name="P2">And I get lost in your ey-es tonig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M48S</meta:editing-duration>
    <meta:editing-cycles>39</meta:editing-cycles>
    <meta:generator>LibreOffice/4.3.3.2$Linux_X86_64 LibreOffice_project/430m0$Build-2</meta:generator>
    <dc:title>Lyrics + Chords</dc:title>
    <dc:date>2017-04-14T10:07:54.065199584</dc:date>
    <meta:print-date>2017-04-03T12:23:29.985893000</meta:print-date>
    <meta:document-statistic meta:table-count="0" meta:image-count="0" meta:object-count="0" meta:page-count="4" meta:paragraph-count="104" meta:word-count="412" meta:character-count="2677" meta:non-whitespace-character-count="140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